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100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110" style:family="table-cell" style:parent-style-name="Default">
      <style:table-cell-properties fo:background-color="transparent"/>
      <style:text-properties fo:color="#8d281e"/>
    </style:style>
    <style:style style:name="ce12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1" fo:font-size="9pt" style:font-size-asian="9pt" style:font-size-complex="9pt"/>
    </style:style>
    <style:style style:name="ce13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4" style:family="table-cell" style:parent-style-name="Default" style:data-style-name="N99">
      <style:map style:condition="cell-content()=1" style:apply-style-name="Bad" style:base-cell-address="'Rough - DCS FA18C'.N2"/>
    </style:style>
    <style:style style:name="ce135" style:family="table-cell" style:parent-style-name="Default">
      <style:map style:condition="cell-content()=0" style:apply-style-name="Bad" style:base-cell-address="'Rough - Elite Dangerous'.B2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3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4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4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6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map style:condition="cell-content()=0" style:apply-style-name="Bad" style:base-cell-address="'Scratch - Commands'.D3"/>
    </style:style>
    <style:style style:name="ce15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5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5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1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5" office:value-type="string" calcext:value-type="string" table:number-columns-spanned="7" table:number-rows-spanned="1">
            <text:p>Discrepancy</text:p>
          </table:table-cell>
          <table:covered-table-cell table:style-name="ce75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5" draw:text-style-name="P2" svg:width="82.18pt" svg:height="51pt" svg:x="807.19pt" svg:y="2728.66pt" draw:caption-point-x="-17.29pt" draw:caption-point-y="42.8pt">
              <dc:date>2019-11-06T00:00:00</dc:date>
              <text:p text:style-name="P1">Optional. Not required to be implemented by default.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6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7" draw:text-style-name="P2" svg:width="82.18pt" svg:height="61.68pt" svg:x="642.76pt" svg:y="2755.08pt" draw:caption-point-x="-17.29pt" draw:caption-point-y="42.8pt">
              <dc:date>2019-11-06T00:00:00</dc:date>
              <text:p text:style-name="P1">Keyboard mapping to be used simultaneously. Workaround.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8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62.2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0.46pt" svg:height="60.52pt" svg:x="377.21pt" svg:y="3467.8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0.46pt" svg:height="60.52pt" svg:x="377.21pt" svg:y="3573.4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82.18pt" svg:height="95.27pt" svg:x="377.21pt" svg:y="3547.08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99.8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1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13" table:formula="of:=AND(ISBLANK([.$E140]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7]));OR(NOT(ISBLANK([.$F147]));OR(NOT(ISBLANK([.$G147]));NOT(ISBLANK([.$H147])))))" office:value-type="boolean" office:boolean-value="true" calcext:value-type="boolean">
            <text:p>TRUE</text:p>
          </table:table-cell>
          <table:table-cell table:style-name="ce112" table:formula="of:=OR(OR(OR(IF([.$P147]=1);IF([.$Q147]=1));IF([.$R147]=1));IF([.$S147]=1))" office:value-type="boolean" office:boolean-value="false" calcext:value-type="boolean">
            <text:p>FALSE</text:p>
          </table:table-cell>
          <table:table-cell table:style-name="ce113" table:formula="of:=AND(ISBLANK([.$E147]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J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L1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12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113" table:formula="of:=AND(ISBLANK([.$E150]);NOT(ISBLANK([.$I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2]));OR(NOT(ISBLANK([.$F152]));OR(NOT(ISBLANK([.$G152]));NOT(ISBLANK([.$H152])))))" office:value-type="boolean" office:boolean-value="true" calcext:value-type="boolean">
            <text:p>TRUE</text:p>
          </table:table-cell>
          <table:table-cell table:style-name="ce112" table:formula="of:=OR(OR(OR(IF([.$P152]=1);IF([.$Q152]=1));IF([.$R152]=1));IF([.$S152]=1))" office:value-type="boolean" office:boolean-value="false" calcext:value-type="boolean">
            <text:p>FALSE</text:p>
          </table:table-cell>
          <table:table-cell table:style-name="ce113" table:formula="of:=AND(ISBLANK([.$E152]);NOT(ISBLANK([.$I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J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L1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1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13" table:formula="of:=AND(ISBLANK([.$E157]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101.4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07.0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12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113" table:formula="of:=AND(ISBLANK([.$E164]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6]));OR(NOT(ISBLANK([.$F166]));OR(NOT(ISBLANK([.$G166]));NOT(ISBLANK([.$H166])))))" office:value-type="boolean" office:boolean-value="true" calcext:value-type="boolean">
            <text:p>TRUE</text:p>
          </table:table-cell>
          <table:table-cell table:style-name="ce112" table:formula="of:=OR(OR(OR(IF([.$P166]=1);IF([.$Q166]=1));IF([.$R166]=1));IF([.$S166]=1))" office:value-type="boolean" office:boolean-value="false" calcext:value-type="boolean">
            <text:p>FALSE</text:p>
          </table:table-cell>
          <table:table-cell table:style-name="ce113" table:formula="of:=AND(ISBLANK([.$E166]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J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K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L1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8]));OR(NOT(ISBLANK([.$F168]));OR(NOT(ISBLANK([.$G168]));NOT(ISBLANK([.$H168])))))" office:value-type="boolean" office:boolean-value="true" calcext:value-type="boolean">
            <text:p>TRUE</text:p>
          </table:table-cell>
          <table:table-cell table:style-name="ce112" table:formula="of:=OR(OR(OR(IF([.$P168]=1);IF([.$Q168]=1));IF([.$R168]=1));IF([.$S168]=1))" office:value-type="boolean" office:boolean-value="false" calcext:value-type="boolean">
            <text:p>FALSE</text:p>
          </table:table-cell>
          <table:table-cell table:style-name="ce113" table:formula="of:=AND(ISBLANK([.$E168]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J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K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L1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12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113" table:formula="of:=AND(ISBLANK([.$E170]);NOT(ISBLANK([.$I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2]));OR(NOT(ISBLANK([.$F172]));OR(NOT(ISBLANK([.$G172]));NOT(ISBLANK([.$H172])))))" office:value-type="boolean" office:boolean-value="true" calcext:value-type="boolean">
            <text:p>TRUE</text:p>
          </table:table-cell>
          <table:table-cell table:style-name="ce112" table:formula="of:=OR(OR(OR(IF([.$P172]=1);IF([.$Q172]=1));IF([.$R172]=1));IF([.$S172]=1))" office:value-type="boolean" office:boolean-value="false" calcext:value-type="boolean">
            <text:p>FALSE</text:p>
          </table:table-cell>
          <table:table-cell table:style-name="ce113" table:formula="of:=AND(ISBLANK([.$E172]);NOT(ISBLANK([.$I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J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L1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4]));OR(NOT(ISBLANK([.$F174]));OR(NOT(ISBLANK([.$G174]));NOT(ISBLANK([.$H174])))))" office:value-type="boolean" office:boolean-value="true" calcext:value-type="boolean">
            <text:p>TRUE</text:p>
          </table:table-cell>
          <table:table-cell table:style-name="ce112" table:formula="of:=OR(OR(OR(IF([.$P174]=1);IF([.$Q174]=1));IF([.$R174]=1));IF([.$S174]=1))" office:value-type="boolean" office:boolean-value="false" calcext:value-type="boolean">
            <text:p>FALSE</text:p>
          </table:table-cell>
          <table:table-cell table:style-name="ce113" table:formula="of:=AND(ISBLANK([.$E174]);NOT(ISBLANK([.$I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J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L1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6]));OR(NOT(ISBLANK([.$F176]));OR(NOT(ISBLANK([.$G176]));NOT(ISBLANK([.$H176])))))" office:value-type="boolean" office:boolean-value="true" calcext:value-type="boolean">
            <text:p>TRUE</text:p>
          </table:table-cell>
          <table:table-cell table:style-name="ce112" table:formula="of:=OR(OR(OR(IF([.$P176]=1);IF([.$Q176]=1));IF([.$R176]=1));IF([.$S176]=1))" office:value-type="boolean" office:boolean-value="false" calcext:value-type="boolean">
            <text:p>FALSE</text:p>
          </table:table-cell>
          <table:table-cell table:style-name="ce113" table:formula="of:=AND(ISBLANK([.$E176]);NOT(ISBLANK([.$I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J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L1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8" draw:text-style-name="P2" svg:width="101.45pt" svg:height="95.27pt" svg:x="120.67pt" svg:y="4682.89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12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113" table:formula="of:=AND(ISBLANK([.$E183]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78.27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0" draw:text-style-name="P2" svg:width="202.39pt" svg:height="76.28pt" svg:x="377.21pt" svg:y="5131.08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1" draw:text-style-name="P2" svg:width="154.63pt" svg:height="128.86pt" svg:x="377.21pt" svg:y="5159.3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2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7 Commands.M129:Commands.M131 Commands.D133:Commands.E135 Commands.M133:Commands.M135 Commands.D137:Commands.E138 Commands.M137:Commands.M138 Commands.D142:Commands.E143 Commands.M142:Commands.M143 Commands.E150:Commands.E150 Commands.D150:Commands.D150 Commands.M150:Commands.M150 Commands.D152:Commands.E152 Commands.M152:Commands.M152 Commands.D154:Commands.E155 Commands.M154:Commands.M155 Commands.D157:Commands.E157 Commands.M157:Commands.M157 Commands.D160:Commands.E162 Commands.M160:Commands.M162 Commands.D170:Commands.E170 Commands.M170:Commands.M170 Commands.D172:Commands.E172 Commands.M172:Commands.M172 Commands.D174:Commands.E174 Commands.M174:Commands.M174 Commands.D176:Commands.E176 Commands.M176:Commands.M176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7 Commands.D129:Commands.E131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8:Commands.E188 Commands.M188:Commands.M188 Commands.D190:Commands.E190 Commands.M190:Commands.M190 Commands.D192:Commands.E192 Commands.M192:Commands.M192 Commands.M123:Commands.M123 Commands.D145:Commands.E145 Commands.M145:Commands.M145 Commands.D147:Commands.E147 Commands.M147:Commands.M147 Commands.D140:Commands.E140 Commands.M140:Commands.M140 Commands.E166:Commands.E166 Commands.M166:Commands.M166 Commands.D168:Commands.E168 Commands.M168:Commands.M168 Commands.D183:Commands.E183 Commands.M183:Commands.M183 Commands.D164:Commands.E164 Commands.M164:Commands.M164 Commands.E194:Commands.E202 Commands.M194:Commands.M202 Commands.D185:Commands.E186 Commands.M185:Commands.M186 Commands.M42:Commands.M48 Commands.D42:Commands.E48 Commands.D105:Commands.E108 Commands.M105:Commands.M10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100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3" table:formula="of:=AND(ISBLANK([.$C2]);NOT(ISBLANK([.$I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3" table:formula="of:=AND(ISBLANK([.$C6]);NOT(ISBLANK([.$I6])))" office:value-type="boolean" office:boolean-value="false" calcext:value-type="boolean">
            <text:p>FALSE</text:p>
          </table:table-cell>
          <table:table-cell table:style-name="ce13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 (aka. ‘cueing’)</text:p>
          </table:table-cell>
          <table:table-cell table:style-name="ce110" office:value-type="string" calcext:value-type="string">
            <text:p>R_ALT h</text:p>
          </table:table-cell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table:style-name="ce56" office:value-type="string" calcext:value-type="string">
            <office:annotation draw:style-name="gr12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20" office:value-type="string" calcext:value-type="string">
            <text:p>T16KTR_<text:span text:style-name="T4">TH-X</text:span></text:p>
          </table:table-cell>
          <table:table-cell table:style-name="ce123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20" office:value-type="string" calcext:value-type="string">
            <text:p>T16KTR_<text:span text:style-name="T4">TH-Y</text:span></text:p>
          </table:table-cell>
          <table:table-cell table:style-name="ce123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110" office:value-type="string" calcext:value-type="string">
            <office:annotation draw:style-name="gr13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23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3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3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3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3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56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Engine Anti-Ice Off</text:p>
          </table:table-cell>
          <table:table-cell table:style-name="ce110" office:value-type="string" calcext:value-type="string">
            <text:p>R_ALT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4" draw:text-style-name="P2" svg:width="190.12pt" svg:height="84.08pt" svg:x="229.35pt" svg:y="1218.47pt" draw:caption-point-x="-17.29pt" draw:caption-point-y="42.8pt">
              <dc:date>2019-11-05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Waypoint Next</text:p>
          </table:table-cell>
          <table:table-cell table:style-name="ce5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(MDI Button 5)</text:p>
          </table:table-cell>
          <table:table-cell table:style-name="ce5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 1 (POSN)</text:p>
          </table:table-cell>
          <table:table-cell table:style-name="ce5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UFC Keyboard Pushbuttons</text:p>
          </table:table-cell>
          <table:table-cell table:style-name="ce5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s</text:p>
          </table:table-cell>
          <table:table-cell table:style-name="ce5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CLR</text:p>
          </table:table-cell>
          <table:table-cell table:style-name="ce5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5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5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5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5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56" office:value-type="string" calcext:value-type="string">
            <office:annotation draw:style-name="gr15" draw:text-style-name="P2" svg:width="82.18pt" svg:height="84.08pt" svg:x="373.15pt" svg:y="1756.06pt" draw:caption-point-x="-17.29pt" draw:caption-point-y="42.8pt">
              <dc:date>2019-11-06T00:00:00</dc:date>
              <text:p text:style-name="P1">Known to conflict with MSW10 ‘explorer.exe’ keyboard shortcuts. Recommend disabling.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6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5" office:value-type="string" calcext:value-type="string">
            <text:p>L_ALT v</text:p>
          </table:table-cell>
          <table:table-cell table:style-name="ce136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4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41" table:formula="of:=AND(ISBLANK([.$C2]);NOT(ISBLANK([.$I2])))" office:value-type="boolean" office:boolean-value="false" calcext:value-type="boolean">
            <text:p>FALSE</text:p>
          </table:table-cell>
          <table:table-cell table:style-name="ce14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5" office:value-type="string" calcext:value-type="string">
            <text:p>R_ALT v</text:p>
          </table:table-cell>
          <table:table-cell table:style-name="ce136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4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1" table:formula="of:=AND(ISBLANK([.$C3]);NOT(ISBLANK([.$I3])))" office:value-type="boolean" office:boolean-value="false" calcext:value-type="boolean">
            <text:p>FALSE</text:p>
          </table:table-cell>
          <table:table-cell table:style-name="ce14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6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6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6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6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6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8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124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7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8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5" draw:text-style-name="P2" svg:width="82.18pt" svg:height="84.08pt" svg:x="811.39pt" svg:y="981.47pt" draw:caption-point-x="-17.29pt" draw:caption-point-y="42.8pt">
              <dc:date>2019-11-06T00:00:00</dc:date>
              <text:p text:style-name="P1">Known to conflict with MSW10 ‘explorer.exe’ keyboard shortcuts. Recommend disabling.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6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51pt" svg:x="91.19pt" svg:y="1224.68pt" draw:caption-point-x="-17.29pt" draw:caption-point-y="42.8pt">
              <dc:date>2019-11-06T00:00:00</dc:date>
              <text:p text:style-name="P1">Unusual allocations for future needs.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146" office:value-type="string" calcext:value-type="string">
            <text:p>F16-F21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4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7"/>
          <table:table-cell table:number-columns-repeated="1022"/>
        </table:table-row>
        <table:table-row table:style-name="ro1">
          <table:table-cell table:style-name="ce14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51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5" office:value-type="string" calcext:value-type="string" table:number-columns-spanned="7" table:number-rows-spanned="1">
            <text:p>Discrepancy</text:p>
          </table:table-cell>
          <table:covered-table-cell table:style-name="ce75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5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3" table:formula="of:=AND(ISBLANK([.$E3]);NOT(ISBLANK([.$I3])))" office:value-type="boolean" office:boolean-value="false" calcext:value-type="boolean">
            <text:p>FALSE</text:p>
          </table:table-cell>
          <table:table-cell table:style-name="ce15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20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5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3" table:formula="of:=AND(ISBLANK([.$E4]);NOT(ISBLANK([.$I4])))" office:value-type="boolean" office:boolean-value="false" calcext:value-type="boolean">
            <text:p>FALSE</text:p>
          </table:table-cell>
          <table:table-cell table:style-name="ce15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5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3" table:formula="of:=AND(ISBLANK([.$E6]);NOT(ISBLANK([.$I6])))" office:value-type="boolean" office:boolean-value="false" calcext:value-type="boolean">
            <text:p>FALSE</text:p>
          </table:table-cell>
          <table:table-cell table:style-name="ce154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4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4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4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5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3" table:formula="of:=AND(ISBLANK([.$E7]);NOT(ISBLANK([.$I7])))" office:value-type="boolean" office:boolean-value="false" calcext:value-type="boolean">
            <text:p>FALSE</text:p>
          </table:table-cell>
          <table:table-cell table:style-name="ce15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5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3" table:formula="of:=AND(ISBLANK([.$E8]);NOT(ISBLANK([.$I8])))" office:value-type="boolean" office:boolean-value="false" calcext:value-type="boolean">
            <text:p>FALSE</text:p>
          </table:table-cell>
          <table:table-cell table:style-name="ce15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5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3" table:formula="of:=AND(ISBLANK([.$E10]);NOT(ISBLANK([.$I10])))" office:value-type="boolean" office:boolean-value="false" calcext:value-type="boolean">
            <text:p>FALSE</text:p>
          </table:table-cell>
          <table:table-cell table:style-name="ce154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4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4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4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5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3" table:formula="of:=AND(ISBLANK([.$E11]);NOT(ISBLANK([.$I11])))" office:value-type="boolean" office:boolean-value="false" calcext:value-type="boolean">
            <text:p>FALSE</text:p>
          </table:table-cell>
          <table:table-cell table:style-name="ce15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5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3" table:formula="of:=AND(ISBLANK([.$E14]);NOT(ISBLANK([.$I14])))" office:value-type="boolean" office:boolean-value="false" calcext:value-type="boolean">
            <text:p>FALSE</text:p>
          </table:table-cell>
          <table:table-cell table:style-name="ce15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52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3" table:formula="of:=AND(ISBLANK([.$E15]);NOT(ISBLANK([.$I15])))" office:value-type="boolean" office:boolean-value="false" calcext:value-type="boolean">
            <text:p>FALSE</text:p>
          </table:table-cell>
          <table:table-cell table:style-name="ce154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4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4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4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5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3" table:formula="of:=AND(ISBLANK([.$E17]);NOT(ISBLANK([.$I17])))" office:value-type="boolean" office:boolean-value="false" calcext:value-type="boolean">
            <text:p>FALSE</text:p>
          </table:table-cell>
          <table:table-cell table:style-name="ce154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4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4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4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5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3" table:formula="of:=AND(ISBLANK([.$E19]);NOT(ISBLANK([.$I19])))" office:value-type="boolean" office:boolean-value="false" calcext:value-type="boolean">
            <text:p>FALSE</text:p>
          </table:table-cell>
          <table:table-cell table:style-name="ce154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4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4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4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5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3" table:formula="of:=AND(ISBLANK([.$E21]);NOT(ISBLANK([.$I21])))" office:value-type="boolean" office:boolean-value="false" calcext:value-type="boolean">
            <text:p>FALSE</text:p>
          </table:table-cell>
          <table:table-cell table:style-name="ce154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4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4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4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52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3" table:formula="of:=AND(ISBLANK([.$E22]);NOT(ISBLANK([.$I22])))" office:value-type="boolean" office:boolean-value="false" calcext:value-type="boolean">
            <text:p>FALSE</text:p>
          </table:table-cell>
          <table:table-cell table:style-name="ce154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4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4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4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9"/>
          <table:table-cell table:style-name="ce150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5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3" table:formula="of:=AND(ISBLANK([.$E26]);NOT(ISBLANK([.$I26])))" office:value-type="boolean" office:boolean-value="false" calcext:value-type="boolean">
            <text:p>FALSE</text:p>
          </table:table-cell>
          <table:table-cell table:style-name="ce154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4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4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4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9"/>
          <table:table-cell table:style-name="ce150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52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3" table:formula="of:=AND(ISBLANK([.$E28]);NOT(ISBLANK([.$I28])))" office:value-type="boolean" office:boolean-value="false" calcext:value-type="boolean">
            <text:p>FALSE</text:p>
          </table:table-cell>
          <table:table-cell table:style-name="ce154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4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4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4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52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3" table:formula="of:=AND(ISBLANK([.$E34]);NOT(ISBLANK([.$I34])))" office:value-type="boolean" office:boolean-value="false" calcext:value-type="boolean">
            <text:p>FALSE</text:p>
          </table:table-cell>
          <table:table-cell table:style-name="ce154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4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4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4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5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3" table:formula="of:=AND(ISBLANK([.$E35]);NOT(ISBLANK([.$I35])))" office:value-type="boolean" office:boolean-value="false" calcext:value-type="boolean">
            <text:p>FALSE</text:p>
          </table:table-cell>
          <table:table-cell table:style-name="ce154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4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4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4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5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3" table:formula="of:=AND(ISBLANK([.$E36]);NOT(ISBLANK([.$I36])))" office:value-type="boolean" office:boolean-value="false" calcext:value-type="boolean">
            <text:p>FALSE</text:p>
          </table:table-cell>
          <table:table-cell table:style-name="ce154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4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4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4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50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52"/>
          <table:table-cell table:style-name="ce153"/>
          <table:table-cell table:style-name="ce15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9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1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52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3" table:formula="of:=AND(ISBLANK([.$E52]);NOT(ISBLANK([.$I52])))" office:value-type="boolean" office:boolean-value="true" calcext:value-type="boolean">
            <text:p>TRUE</text:p>
          </table:table-cell>
          <table:table-cell table:style-name="ce154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4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4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4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8:53:50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6T21:18:41.922000000</dc:date>
    <meta:editing-duration>P8DT4H54M3S</meta:editing-duration>
    <meta:editing-cycles>857</meta:editing-cycles>
    <meta:document-statistic meta:table-count="7" meta:cell-count="2263" meta:object-count="0"/>
  </office:meta>
</office:document-meta>
</file>